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to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fo:border="thin solid #000000" style:vertical-align="automatic" fo:background-color="transparen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0.1852083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.5pt" style:use-optimal-row-height="fals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16375" table:default-cell-style-name="ce2"/>
        <table:table-row table:style-name="ro1">
          <table:table-cell office:value-type="string" table:number-columns-spanned="4" table:number-rows-spanned="1" table:style-name="ce14">
            <text:p>Empresa: Otomar Comercial LTDA</text:p>
          </table:table-cell>
          <table:covered-table-cell table:number-columns-repeated="3"/>
          <table:table-cell office:value-type="string" table:number-columns-spanned="5" table:number-rows-spanned="1" table:style-name="ce15">
            <text:p>Carimbo do CNPJ da Empresa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4">
            <text:p>Endereço: rua Coronel Marcos Rovaris, 615</text:p>
          </table:table-cell>
          <table:covered-table-cell table:number-columns-repeated="3"/>
          <table:table-cell table:number-columns-spanned="5" table:number-rows-spanned="5" table:style-name="ce29"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4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4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4">
            <text:p>Agência: 2071-0</text:p>
          </table:table-cell>
          <table:covered-table-cell/>
          <table:table-cell office:value-type="string" table:number-columns-spanned="2" table:number-rows-spanned="1" table:style-name="ce14">
            <text:p>Conta Corrente: 5242-6</text:p>
          </table:table-cell>
          <table:covered-table-cell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4">
            <text:p>Telefone Empresa: 48-3432-3223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table:number-columns-repeated="3" table:style-name="ce3"/>
          <table:table-cell office:value-type="string" table:number-columns-spanned="3" table:number-rows-spanned="1" table:style-name="ce16">
            <text:p>ORÇAMENTO</text:p>
          </table:table-cell>
          <table:covered-table-cell table:number-columns-repeated="2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Unidade Escolar: APP EMEF TRANQUILO PISSETI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Endereço: RUA LINHA TES RIBEIROPES - NOSSA SENHORA DE FATIMA<text:s text:c="38"/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Município: IÇAR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elefone: (48) 3432-7274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CNPJ: 80.169.717/0001-09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Recurso: PDDE Educacao basica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number-columns-repeated="9" table:style-name="ce3"/>
          <table:table-cell table:number-columns-repeated="16375"/>
        </table:table-row>
        <table:table-row table:style-name="ro1">
          <table:table-cell table:style-name="ce3"/>
          <table:table-cell office:value-type="string" table:number-columns-spanned="7" table:number-rows-spanned="1" table:style-name="ce17">
            <text:p>PRAZO ENTREGA / EXECUÇÃO DO SERVIÇO: Imediato</text:p>
          </table:table-cell>
          <table:covered-table-cell table:number-columns-repeated="6"/>
          <table:table-cell table:style-name="ce3"/>
          <table:table-cell table:number-columns-repeated="16375"/>
        </table:table-row>
        <table:table-row table:style-name="ro3">
          <table:table-cell table:number-columns-repeated="9" table:style-name="ce3"/>
          <table:table-cell table:number-columns-repeated="16375"/>
        </table:table-row>
        <table:table-row table:style-name="ro4">
          <table:table-cell office:value-type="string" table:style-name="ce4">
            <text:p>Item</text:p>
          </table:table-cell>
          <table:table-cell office:value-type="string" table:number-columns-spanned="5" table:number-rows-spanned="1" table:style-name="ce18">
            <text:p>Especificação e Marca do Produto</text:p>
          </table:table-cell>
          <table:covered-table-cell table:number-columns-repeated="4"/>
          <table:table-cell office:value-type="string" table:style-name="ce4">
            <text:p>Quant</text:p>
          </table:table-cell>
          <table:table-cell office:value-type="string" table:style-name="ce5">
            <text:p>Valor</text:p>
            <text:p>Unitário</text:p>
          </table:table-cell>
          <table:table-cell office:value-type="string" table:style-name="ce5">
            <text:p>Valor</text:p>
            <text:p>Total</text:p>
          </table:table-cell>
          <table:table-cell table:number-columns-repeated="16375"/>
        </table:table-row>
        <table:table-row table:style-name="ro1">
          <table:table-cell office:value-type="float" office:value="1" table:style-name="ce6">
            <text:p>01</text:p>
          </table:table-cell>
          <table:table-cell office:value-type="string" table:number-columns-spanned="5" table:number-rows-spanned="1" table:style-name="ce19">
            <text:p>PAPEL FOTOGRAFICO INKJET A4 GLOSSY 180G – MASTERPRINT</text:p>
          </table:table-cell>
          <table:covered-table-cell table:number-columns-repeated="4"/>
          <table:table-cell office:value-type="float" office:value="500" table:style-name="ce7">
            <text:p>500</text:p>
          </table:table-cell>
          <table:table-cell office:value-type="float" office:value="1" table:style-name="ce8">
            <text:p>R$ 1,00</text:p>
          </table:table-cell>
          <table:table-cell office:value-type="float" office:value="500" table:formula="of:=[.H18]*[.G18]" table:style-name="ce8">
            <text:p>R$ 500,00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02</text:p>
          </table:table-cell>
          <table:table-cell office:value-type="string" table:number-columns-spanned="5" table:number-rows-spanned="1" table:style-name="ce14">
            <text:p>TNT VERMELHO</text:p>
          </table:table-cell>
          <table:covered-table-cell table:number-columns-repeated="4"/>
          <table:table-cell office:value-type="float" office:value="150" table:style-name="ce7">
            <text:p>150</text:p>
          </table:table-cell>
          <table:table-cell office:value-type="float" office:value="3.5" table:style-name="ce8">
            <text:p>R$ 3,50</text:p>
          </table:table-cell>
          <table:table-cell office:value-type="float" office:value="525" table:formula="of:=[.H19]*[.G19]" table:style-name="ce8">
            <text:p>R$ 525,00</text:p>
          </table:table-cell>
          <table:table-cell table:number-columns-repeated="16375"/>
        </table:table-row>
        <table:table-row table:style-name="ro1">
          <table:table-cell office:value-type="float" office:value="3" table:style-name="ce6">
            <text:p>03</text:p>
          </table:table-cell>
          <table:table-cell office:value-type="string" table:number-columns-spanned="5" table:number-rows-spanned="1" table:style-name="ce14">
            <text:p>PASTA L A4 DELLOPLAST CRISTAL</text:p>
          </table:table-cell>
          <table:covered-table-cell table:number-columns-repeated="4"/>
          <table:table-cell office:value-type="float" office:value="200" table:style-name="ce7">
            <text:p>200</text:p>
          </table:table-cell>
          <table:table-cell office:value-type="float" office:value="1.5" table:style-name="ce8">
            <text:p>R$ 1,50</text:p>
          </table:table-cell>
          <table:table-cell office:value-type="float" office:value="300" table:formula="of:=[.H20]*[.G20]" table:style-name="ce8">
            <text:p>R$ 300,00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04</text:p>
          </table:table-cell>
          <table:table-cell office:value-type="string" table:number-columns-spanned="5" table:number-rows-spanned="1" table:style-name="ce14">
            <text:p>PAPEL ONDULADO SIMPLES</text:p>
          </table:table-cell>
          <table:covered-table-cell table:number-columns-repeated="4"/>
          <table:table-cell office:value-type="float" office:value="50" table:style-name="ce7">
            <text:p>50</text:p>
          </table:table-cell>
          <table:table-cell office:value-type="float" office:value="3" table:style-name="ce8">
            <text:p>R$ 3,00</text:p>
          </table:table-cell>
          <table:table-cell office:value-type="float" office:value="150" table:formula="of:=[.H21]*[.G21]" table:style-name="ce8">
            <text:p>R$ 150,00</text:p>
          </table:table-cell>
          <table:table-cell table:number-columns-repeated="16375"/>
        </table:table-row>
        <table:table-row table:style-name="ro1">
          <table:table-cell office:value-type="float" office:value="5" table:style-name="ce6">
            <text:p>05</text:p>
          </table:table-cell>
          <table:table-cell office:value-type="string" table:number-columns-spanned="5" table:number-rows-spanned="1" table:style-name="ce14">
            <text:p>REABASTECEDOR QB 1L GENIAL AZUL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244.9" table:style-name="ce8">
            <text:p>R$ 244,90</text:p>
          </table:table-cell>
          <table:table-cell office:value-type="float" office:value="489.8" table:formula="of:=[.H22]*[.G22]" table:style-name="ce8">
            <text:p>R$ 489,80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06</text:p>
          </table:table-cell>
          <table:table-cell office:value-type="string" table:number-columns-spanned="5" table:number-rows-spanned="1" table:style-name="ce14">
            <text:p>REABASTECEDOR QB 1L GENIAL PRETO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244.9" table:style-name="ce8">
            <text:p>R$ 244,90</text:p>
          </table:table-cell>
          <table:table-cell office:value-type="float" office:value="489.8" table:formula="of:=[.H23]*[.G23]" table:style-name="ce8">
            <text:p>R$ 489,80</text:p>
          </table:table-cell>
          <table:table-cell table:number-columns-repeated="16375"/>
        </table:table-row>
        <table:table-row table:style-name="ro1">
          <table:table-cell office:value-type="float" office:value="7" table:style-name="ce6">
            <text:p>07</text:p>
          </table:table-cell>
          <table:table-cell office:value-type="string" table:number-columns-spanned="5" table:number-rows-spanned="1" table:style-name="ce14">
            <text:p>GE- REABASTECEDOR QB 1L GENIAL VERMELHO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244.9" table:style-name="ce8">
            <text:p>R$ 244,90</text:p>
          </table:table-cell>
          <table:table-cell office:value-type="float" office:value="244.9" table:formula="of:=[.H24]*[.G24]" table:style-name="ce8">
            <text:p>R$ 244,90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08</text:p>
          </table:table-cell>
          <table:table-cell office:value-type="string" table:number-columns-spanned="5" table:number-rows-spanned="1" table:style-name="ce14">
            <text:p>ENVELOPE SACO OURO 110X170 80GRS.</text:p>
          </table:table-cell>
          <table:covered-table-cell table:number-columns-repeated="4"/>
          <table:table-cell office:value-type="float" office:value="1003" table:style-name="ce7">
            <text:p>1003</text:p>
          </table:table-cell>
          <table:table-cell office:value-type="float" office:value="0.3" table:style-name="ce8">
            <text:p>R$ 0,30</text:p>
          </table:table-cell>
          <table:table-cell office:value-type="float" office:value="300.89999999999998" table:formula="of:=[.H25]*[.G25]" table:style-name="ce8">
            <text:p>R$ 300,90</text:p>
          </table:table-cell>
          <table:table-cell table:number-columns-repeated="16375"/>
        </table:table-row>
        <table:table-row table:style-name="ro1">
          <table:table-cell office:value-type="float" office:value="9" table:style-name="ce6">
            <text:p>09</text:p>
          </table:table-cell>
          <table:table-cell office:value-type="string" table:number-columns-spanned="5" table:number-rows-spanned="1" table:style-name="ce14">
            <text:p>FITA CREPE SCOTH 18MMX050M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24.5" table:style-name="ce8">
            <text:p>R$ 24,50</text:p>
          </table:table-cell>
          <table:table-cell office:value-type="float" office:value="490" table:formula="of:=[.H26]*[.G26]" table:style-name="ce8">
            <text:p>R$ 490,00</text:p>
          </table:table-cell>
          <table:table-cell table:number-columns-repeated="16375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number-columns-spanned="5" table:number-rows-spanned="1" table:style-name="ce14">
            <text:p>FITA ET ADESIVA 45X45 CR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6" table:style-name="ce8">
            <text:p>R$ 6,00</text:p>
          </table:table-cell>
          <table:table-cell office:value-type="float" office:value="120" table:formula="of:=[.H27]*[.G27]" table:style-name="ce8">
            <text:p>R$ 120,00</text:p>
          </table:table-cell>
          <table:table-cell table:number-columns-repeated="16375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number-columns-spanned="5" table:number-rows-spanned="1" table:style-name="ce14">
            <text:p>COLA BASTAO 40GRAMAS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5" table:style-name="ce8">
            <text:p>R$ 5,00</text:p>
          </table:table-cell>
          <table:table-cell office:value-type="float" office:value="100" table:formula="of:=[.H28]*[.G28]" table:style-name="ce8">
            <text:p>R$ 100,00</text:p>
          </table:table-cell>
          <table:table-cell table:number-columns-repeated="16375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number-columns-spanned="5" table:number-rows-spanned="1" table:style-name="ce14">
            <text:p>FOLHA DE PAPEL ALMACO C/ PAUTA</text:p>
          </table:table-cell>
          <table:covered-table-cell table:number-columns-repeated="4"/>
          <table:table-cell office:value-type="float" office:value="400" table:style-name="ce7">
            <text:p>400</text:p>
          </table:table-cell>
          <table:table-cell office:value-type="float" office:value="0.4" table:style-name="ce8">
            <text:p>R$ 0,40</text:p>
          </table:table-cell>
          <table:table-cell office:value-type="float" office:value="160" table:formula="of:=[.H29]*[.G29]" table:style-name="ce8">
            <text:p>R$ 160,00</text:p>
          </table:table-cell>
          <table:table-cell table:number-columns-repeated="16375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number-columns-spanned="5" table:number-rows-spanned="1" table:style-name="ce14">
            <text:p>PLASTICO PARA PLASTIFICACAO POUCH FILM A4 220X 307</text:p>
          </table:table-cell>
          <table:covered-table-cell table:number-columns-repeated="4"/>
          <table:table-cell office:value-type="float" office:value="200" table:style-name="ce7">
            <text:p>200</text:p>
          </table:table-cell>
          <table:table-cell office:value-type="float" office:value="1" table:style-name="ce8">
            <text:p>R$ 1,00</text:p>
          </table:table-cell>
          <table:table-cell office:value-type="float" office:value="200" table:formula="of:=[.H30]*[.G30]" table:style-name="ce8">
            <text:p>R$ 200,00</text:p>
          </table:table-cell>
          <table:table-cell table:number-columns-repeated="16375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number-columns-spanned="5" table:number-rows-spanned="1" table:style-name="ce14">
            <text:p>COLA BRANCA EXTRA FRASCO 1KG -FIRMEX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38.9" table:style-name="ce8">
            <text:p>R$ 38,90</text:p>
          </table:table-cell>
          <table:table-cell office:value-type="float" office:value="155.6" table:formula="of:=[.H31]*[.G31]" table:style-name="ce8">
            <text:p>R$ 155,60</text:p>
          </table:table-cell>
          <table:table-cell table:number-columns-repeated="16375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number-columns-spanned="5" table:number-rows-spanned="1" table:style-name="ce14">
            <text:p>LIVRO ATA 200 FLS SAO DOMINGOS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25" table:style-name="ce8">
            <text:p>R$ 25,00</text:p>
          </table:table-cell>
          <table:table-cell office:value-type="float" office:value="25" table:formula="of:=[.H32]*[.G32]" table:style-name="ce8">
            <text:p>R$ 25,00</text:p>
          </table:table-cell>
          <table:table-cell table:number-columns-repeated="16375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number-columns-spanned="5" table:number-rows-spanned="1" table:style-name="ce14">
            <text:p>LIVRO PONTO 2 ASSINATURAS 100F. C/3 UN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35" table:style-name="ce8">
            <text:p>R$ 35,00</text:p>
          </table:table-cell>
          <table:table-cell office:value-type="float" office:value="35" table:formula="of:=[.H33]*[.G33]" table:style-name="ce8">
            <text:p>R$ 35,00</text:p>
          </table:table-cell>
          <table:table-cell table:number-columns-repeated="16375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number-columns-spanned="5" table:number-rows-spanned="1" table:style-name="ce14">
            <text:p>PAPEL A4 CHAMEQUINHO COLORIDO</text:p>
          </table:table-cell>
          <table:covered-table-cell table:number-columns-repeated="4"/>
          <table:table-cell office:value-type="float" office:value="10" table:style-name="ce7">
            <text:p>10</text:p>
          </table:table-cell>
          <table:table-cell office:value-type="float" office:value="8.5" table:style-name="ce8">
            <text:p>R$ 8,50</text:p>
          </table:table-cell>
          <table:table-cell office:value-type="float" office:value="85" table:formula="of:=[.H34]*[.G34]" table:style-name="ce8">
            <text:p>R$ 85,00</text:p>
          </table:table-cell>
          <table:table-cell table:number-columns-repeated="16375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number-columns-spanned="5" table:number-rows-spanned="1" table:style-name="ce14">
            <text:p>EVA LISO CORES</text:p>
          </table:table-cell>
          <table:covered-table-cell table:number-columns-repeated="4"/>
          <table:table-cell office:value-type="float" office:value="38" table:style-name="ce7">
            <text:p>38</text:p>
          </table:table-cell>
          <table:table-cell office:value-type="float" office:value="3" table:style-name="ce8">
            <text:p>R$ 3,00</text:p>
          </table:table-cell>
          <table:table-cell office:value-type="float" office:value="114" table:formula="of:=[.H35]*[.G35]" table:style-name="ce8">
            <text:p>R$ 114,00</text:p>
          </table:table-cell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2" table:number-rows-spanned="2" table:style-name="ce21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2">
            <text:p>TOTAIS</text:p>
            <text:p/>
          </table:table-cell>
          <table:covered-table-cell/>
          <table:table-cell office:value-type="string" table:number-columns-spanned="2" table:number-rows-spanned="2" table:style-name="ce21">
            <text:p>Data de validade da proposta: 31/12/2023</text:p>
          </table:table-cell>
          <table:covered-table-cell/>
          <table:table-cell office:value-type="string" table:style-name="ce9">
            <text:p>TOTAL GERAL</text:p>
          </table:table-cell>
          <table:table-cell table:number-columns-repeated="16375" table:style-name="ce1"/>
        </table:table-row>
        <table:table-row table:style-name="ro6">
          <table:table-cell table:style-name="ce10"/>
          <table:table-cell table:style-name="ce11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485" table:formula="of:=SUM([.I18:.I35])-[.G39]" table:number-columns-spanned="1" table:number-rows-spanned="4" table:style-name="ce23">
            <text:p>R$ 4.485,00</text:p>
          </table:table-cell>
          <table:table-cell table:number-columns-repeated="16375"/>
        </table:table-row>
        <table:table-row table:style-name="ro1">
          <table:table-cell office:value-type="date" office:date-value="2023-03-20T00:00:00" table:number-columns-spanned="2" table:number-rows-spanned="3" table:style-name="ce24">
            <text:p>20/3/2023</text:p>
          </table:table-cell>
          <table:covered-table-cell/>
          <table:table-cell table:number-columns-spanned="2" table:number-rows-spanned="3" table:style-name="ce29"/>
          <table:covered-table-cell/>
          <table:table-cell office:value-type="float" office:value="4485" table:formula="of:=SUM([.I18:.I35])" table:number-columns-spanned="2" table:number-rows-spanned="3" table:style-name="ce23">
            <text:p>R$ 4.485,00</text:p>
          </table:table-cell>
          <table:covered-table-cell/>
          <table:table-cell office:value-type="string" table:number-columns-spanned="2" table:number-rows-spanned="1" table:style-name="ce25">
            <text:p>Desconto</text:p>
          </table:table-cell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30"/>
          <table:covered-table-cell/>
          <table:covered-table-cell/>
          <table:table-cell table:number-columns-repeated="1637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5">
          <table:table-cell office:value-type="string" table:number-columns-spanned="4" table:number-rows-spanned="1" table:style-name="ce26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27">
            <text:p>Gerente da GEREI</text:p>
          </table:table-cell>
          <table:covered-table-cell table:number-columns-repeated="2"/>
          <table:table-cell table:style-name="ce12"/>
          <table:table-cell table:style-name="ce13"/>
          <table:table-cell table:number-columns-repeated="16375"/>
        </table:table-row>
        <table:table-row table:style-name="ro5">
          <table:table-cell office:value-type="string" table:number-columns-spanned="4" table:number-rows-spanned="3" table:style-name="ce28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28">
            <text:p>___________________</text:p>
            <text:p>Carimbo e assinatura</text:p>
          </table:table-cell>
          <table:covered-table-cell table:number-columns-repeated="4"/>
          <table:table-cell table:number-columns-repeated="16375"/>
        </table:table-row>
        <table:table-row table:number-rows-repeated="2" table:style-name="ro1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text>R$ </number:text>
      <number:number number:decimal-places="2" number:min-decimal-places="2" number:min-integer-digits="1" number:grouping="true"/>
    </number:number-style>
    <number:date-style style:name="N37">
      <number:day/>
      <number:text>/</number:text>
      <number:month/>
      <number:text>/</number:text>
      <number:year number:style="long"/>
    </number:date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11</meta:generator>
    <dc:title/>
    <dc:description/>
    <dc:subject/>
    <meta:initial-creator>OTOMAR</meta:initial-creator>
    <dc:creator>Victor Farias Casagrande</dc:creator>
    <meta:creation-date>2023-08-25T19:28:57Z</meta:creation-date>
    <dc:date>2023-09-12T13:25:58Z</dc:date>
    <meta:editing-cycles>4</meta:editing-cycles>
    <meta:user-defined meta:name="AppVersion">16.0300</meta:user-defined>
  </office:meta>
</office:document-meta>
</file>